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44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0">
            <text:p>Verify that user is not able to register using existing email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5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6. On browser open again @URL</text:p>
          </table:table-cell>
          <table:table-cell office:value-type="string" table:style-name="ce4">
            <text:p>Dashboard app landing page with log in and<text:s/></text:p>
            <text:p>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7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 Enter @FirstName2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 Enter @LastName2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 Enter @UserName2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2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3. Select @Date2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4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5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26. Click on "Register" button</text:p>
          </table:table-cell>
          <table:table-cell office:value-type="string" table:style-name="ce4">
            <text:p>Email field is red and there is following validation message under the field: "Entered email already exists in system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Kell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Andrew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kandrew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kandrews@gmail.com">kandrew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03/07/199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2</text:p>
          </table:table-cell>
          <table:table-cell office:value-type="string" table:style-name="ce3">
            <text:p>Ki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2</text:p>
          </table:table-cell>
          <table:table-cell office:value-type="string" table:style-name="ce3">
            <text:p>Al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2</text:p>
          </table:table-cell>
          <table:table-cell office:value-type="string" table:style-name="ce9">
            <text:p>kal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2</text:p>
          </table:table-cell>
          <table:table-cell office:value-type="string" table:style-name="ce8">
            <text:p>06/07/1990</text:p>
          </table:table-cell>
          <table:table-cell table:number-columns-repeated="16382"/>
        </table:table-row>
        <table:table-row table:number-rows-repeated="104853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40:33Z</meta:creation-date>
    <dc:date>2022-07-01T08:46:40Z</dc:date>
  </office:meta>
</office:document-meta>
</file>